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Aharoni" svg:font-family="Aharoni" style:font-adornments="Félkövé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adornments="Normál" style:font-family-generic="swiss" style:font-pitch="variable"/>
    <style:font-face style:name="Noto Sans Georgian" svg:font-family="'Noto Sans Georgian'" style:font-adornments="Félkövé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ad5c" officeooo:paragraph-rsid="000aad5c"/>
    </style:style>
    <style:style style:name="P2" style:family="paragraph">
      <style:paragraph-properties fo:text-align="center"/>
      <style:text-properties style:font-name="Noto Sans Georgian" fo:font-size="96pt" fo:font-weight="bold" style:font-size-asian="96pt" style:font-size-complex="96pt"/>
    </style:style>
    <style:style style:name="P3" style:family="paragraph">
      <loext:graphic-properties draw:fill="solid" draw:fill-color="#0075f2"/>
      <style:text-properties style:font-name="Noto Sans Georgian" fo:font-size="96pt" fo:font-weight="bold" style:font-size-asian="96pt" style:font-size-complex="96pt"/>
    </style:style>
    <style:style style:name="T1" style:family="text">
      <style:text-properties fo:color="#ffffff" loext:opacity="100%" style:font-name="Noto Sans Georgian" fo:font-size="96pt" fo:font-weight="bold" style:font-size-asian="96pt" style:font-size-complex="96pt"/>
    </style:style>
    <style:style style:name="gr1" style:family="graphic">
      <style:graphic-properties draw:stroke="none" svg:stroke-color="#000000" draw:fill="solid" draw:fill-color="#0075f2" draw:textarea-vertical-align="middle" fo:min-height="5.001cm" style:run-through="foreground" style:wrap="run-through" style:number-wrapped-paragraphs="no-limit" style:vertical-pos="from-top" style:vertical-rel="page" style:horizontal-pos="center" style:horizontal-rel="pag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0" draw:name="Alakzat1" draw:style-name="gr1" draw:text-style-name="P3" svg:width="5.001cm" svg:height="5.001cm" svg:x="7.999cm" svg:y="0.079cm">
        <draw:text-box>
          <text:p text:style-name="P2"><text:span text:style-name="T1">PG</text:span></text:p>
        </draw:text-box>
      </draw:fram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Aharoni" svg:font-family="Aharoni" style:font-adornments="Félkövé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adornments="Normál" style:font-family-generic="swiss" style:font-pitch="variable"/>
    <style:font-face style:name="Noto Sans Georgian" svg:font-family="'Noto Sans Georgian'" style:font-adornments="Félkövé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4T11:56:49.994000000</meta:creation-date>
    <dc:date>2021-01-14T12:05:32.560000000</dc:date>
    <meta:editing-duration>PT8M4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0.3.1$Windows_X86_64 LibreOffice_project/d7547858d014d4cf69878db179d326fc3483e082</meta:generator>
  </office:meta>
</office:document-meta>
</file>